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0"/>
      </table:calculation-settings>
      <table:table table:name="Planilha1" table:style-name="ta1">
        <table:table-column table:style-name="co1" table:number-columns-repeated="5" table:default-cell-style-name="ce1"/>
        <table:table-column table:style-name="co2" table:number-columns-repeated="5" table:default-cell-style-name="ce1"/>
        <table:table-column table:style-name="co3" table:number-columns-repeated="5" table:default-cell-style-name="ce1"/>
        <table:table-column table:style-name="co4" table:number-columns-repeated="5" table:default-cell-style-name="ce1"/>
        <table:table-column table:style-name="co5" table:number-columns-repeated="16364" table:default-cell-style-name="ce1"/>
        <table:table-row table:style-name="ro1">
          <table:table-cell office:value-type="string" table:style-name="ce1">
            <text:p>clientes</text:p>
          </table:table-cell>
          <table:table-cell office:value-type="string" table:style-name="ce1">
            <text:p>threasd</text:p>
          </table:table-cell>
          <table:table-cell office:value-type="string" table:style-name="ce1">
            <text:p>tempo</text:p>
          </table:table-cell>
          <table:table-cell office:value-type="string" table:style-name="ce1">
            <text:p>Operações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Speedup 100</text:p>
          </table:table-cell>
          <table:table-cell office:value-type="string" table:style-name="ce1">
            <text:p>Speedup 200</text:p>
          </table:table-cell>
          <table:table-cell office:value-type="string" table:style-name="ce1">
            <text:p>Speedup 300</text:p>
          </table:table-cell>
          <table:table-cell office:value-type="string" table:style-name="ce1">
            <text:p>Speedup 400</text:p>
          </table:table-cell>
          <table:table-cell office:value-type="string" table:style-name="ce1">
            <text:p>Speedup 500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m13.592s</text:p>
          </table:table-cell>
          <table:table-cell office:value-type="float" office:value="371" table:style-name="ce1">
            <text:p>371</text:p>
          </table:table-cell>
          <table:table-cell office:value-type="float" office:value="2" table:style-name="ce1">
            <text:p>2</text:p>
          </table:table-cell>
          <table:table-cell office:value-type="float" office:value="0.52270000000000005" table:style-name="ce1">
            <text:p>0,5227</text:p>
          </table:table-cell>
          <table:table-cell office:value-type="float" office:value="1.2924" table:style-name="ce1">
            <text:p>1,2924</text:p>
          </table:table-cell>
          <table:table-cell office:value-type="float" office:value="1.3266" table:style-name="ce1">
            <text:p>1,3266</text:p>
          </table:table-cell>
          <table:table-cell office:value-type="float" office:value="1.3179000000000001" table:style-name="ce1">
            <text:p>1,3179</text:p>
          </table:table-cell>
          <table:table-cell office:value-type="float" office:value="1.4256" table:style-name="ce1">
            <text:p>1,4256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m14.751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.5638999999999998" table:style-name="ce1">
            <text:p>2,5639</text:p>
          </table:table-cell>
          <table:table-cell office:value-type="float" office:value="2.5295999999999998" table:style-name="ce1">
            <text:p>2,5296</text:p>
          </table:table-cell>
          <table:table-cell office:value-type="float" office:value="2.6074999999999999" table:style-name="ce1">
            <text:p>2,6075</text:p>
          </table:table-cell>
          <table:table-cell office:value-type="float" office:value="2.5937000000000001" table:style-name="ce1">
            <text:p>2,5937</text:p>
          </table:table-cell>
          <table:table-cell office:value-type="float" office:value="2.8001" table:style-name="ce1">
            <text:p>2,8001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9m35.832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.6952999999999996" table:style-name="ce1">
            <text:p>4,6953</text:p>
          </table:table-cell>
          <table:table-cell office:value-type="float" office:value="4.8871000000000002" table:style-name="ce1">
            <text:p>4,8871</text:p>
          </table:table-cell>
          <table:table-cell office:value-type="float" office:value="5.0189000000000004" table:style-name="ce1">
            <text:p>5,0189</text:p>
          </table:table-cell>
          <table:table-cell office:value-type="float" office:value="3.0366" table:style-name="ce1">
            <text:p>3,0366</text:p>
          </table:table-cell>
          <table:table-cell office:value-type="float" office:value="5.4286000000000003" table:style-name="ce1">
            <text:p>5,4286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m38.531s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7m5.076s</text:p>
          </table:table-cell>
          <table:table-cell office:value-type="float" office:value="371" table:style-name="ce1">
            <text:p>371</text:p>
          </table:table-cell>
          <table:table-cell table:style-name="ce1"/>
          <table:table-cell office:value-type="string" table:style-name="ce1">
            <text:p>Eficiência 100</text:p>
          </table:table-cell>
          <table:table-cell office:value-type="string" table:style-name="ce1">
            <text:p>Eficiência 200</text:p>
          </table:table-cell>
          <table:table-cell office:value-type="string" table:style-name="ce1">
            <text:p>Eficiência 300</text:p>
          </table:table-cell>
          <table:table-cell office:value-type="string" table:style-name="ce1">
            <text:p>Eficiência 400</text:p>
          </table:table-cell>
          <table:table-cell office:value-type="string" table:style-name="ce1">
            <text:p>Eficiência 500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m25.973s</text:p>
          </table:table-cell>
          <table:table-cell office:value-type="float" office:value="447" table:style-name="ce1">
            <text:p>447</text:p>
          </table:table-cell>
          <table:table-cell office:value-type="float" office:value="2" table:style-name="ce1">
            <text:p>2</text:p>
          </table:table-cell>
          <table:table-cell office:value-type="float" office:value="0.26129999999999998" table:style-name="ce1">
            <text:p>0,2613</text:p>
          </table:table-cell>
          <table:table-cell office:value-type="float" office:value="0.6462" table:style-name="ce1">
            <text:p>0,6462</text:p>
          </table:table-cell>
          <table:table-cell office:value-type="float" office:value="0.6633" table:style-name="ce1">
            <text:p>0,6633</text:p>
          </table:table-cell>
          <table:table-cell office:value-type="float" office:value="0.65890000000000004" table:style-name="ce1">
            <text:p>0,6589</text:p>
          </table:table-cell>
          <table:table-cell office:value-type="float" office:value="0.71279999999999999" table:style-name="ce1">
            <text:p>0,7128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m15.506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64090000000000003" table:style-name="ce1">
            <text:p>0,6409</text:p>
          </table:table-cell>
          <table:table-cell office:value-type="float" office:value="0.63239999999999996" table:style-name="ce1">
            <text:p>0,6324</text:p>
          </table:table-cell>
          <table:table-cell office:value-type="float" office:value="0.65180000000000005" table:style-name="ce1">
            <text:p>0,6518</text:p>
          </table:table-cell>
          <table:table-cell office:value-type="float" office:value="0.64839999999999998" table:style-name="ce1">
            <text:p>0,6484</text:p>
          </table:table-cell>
          <table:table-cell office:value-type="float" office:value="0.7" table:style-name="ce1">
            <text:p>0,7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m41.231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58689999999999998" table:style-name="ce1">
            <text:p>0,5869</text:p>
          </table:table-cell>
          <table:table-cell office:value-type="float" office:value="0.61080000000000001" table:style-name="ce1">
            <text:p>0,6108</text:p>
          </table:table-cell>
          <table:table-cell office:value-type="float" office:value="0.62729999999999997" table:style-name="ce1">
            <text:p>0,6273</text:p>
          </table:table-cell>
          <table:table-cell office:value-type="float" office:value="0.3795" table:style-name="ce1">
            <text:p>0,3795</text:p>
          </table:table-cell>
          <table:table-cell office:value-type="float" office:value="0.67849999999999999" table:style-name="ce1">
            <text:p>0,6785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4m49.950s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m28.141s</text:p>
          </table:table-cell>
          <table:table-cell table:number-columns-repeated="2" table:style-name="ce1"/>
          <table:table-cell office:value-type="string" table:style-name="ce1">
            <text:p>Redundância 200</text:p>
          </table:table-cell>
          <table:table-cell office:value-type="string" table:style-name="ce1">
            <text:p>Redundância 300</text:p>
          </table:table-cell>
          <table:table-cell office:value-type="string" table:style-name="ce1">
            <text:p>Redundância 400</text:p>
          </table:table-cell>
          <table:table-cell office:value-type="string" table:style-name="ce1">
            <text:p>Redundância 500</text:p>
          </table:table-cell>
          <table:table-cell office:value-type="string" table:style-name="ce1">
            <text:p>Redundância 600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m16.681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7m14.043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m40.834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1.2048000000000001" table:style-name="ce1">
            <text:p>1,2048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m54.731s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9m35.544s</text:p>
          </table:table-cell>
          <table:table-cell table:number-columns-repeated="2" table:style-name="ce1"/>
          <table:table-cell office:value-type="string" table:style-name="ce1">
            <text:p>Qualidade 100</text:p>
          </table:table-cell>
          <table:table-cell office:value-type="string" table:style-name="ce1">
            <text:p>Qualidade 200</text:p>
          </table:table-cell>
          <table:table-cell office:value-type="string" table:style-name="ce1">
            <text:p>Qualidade 300</text:p>
          </table:table-cell>
          <table:table-cell office:value-type="string" table:style-name="ce1">
            <text:p>Qualidade 400</text:p>
          </table:table-cell>
          <table:table-cell office:value-type="string" table:style-name="ce1">
            <text:p>Qualidade 500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m52.442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133" table:style-name="ce1">
            <text:p>0,1133</text:p>
          </table:table-cell>
          <table:table-cell office:value-type="float" office:value="0.69310000000000005" table:style-name="ce1">
            <text:p>0,6931</text:p>
          </table:table-cell>
          <table:table-cell office:value-type="float" office:value="0.73029999999999995" table:style-name="ce1">
            <text:p>0,7303</text:p>
          </table:table-cell>
          <table:table-cell office:value-type="float" office:value="0.72070000000000001" table:style-name="ce1">
            <text:p>0,7207</text:p>
          </table:table-cell>
          <table:table-cell office:value-type="float" office:value="0.84340000000000004" table:style-name="ce1">
            <text:p>0,8434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2m30.601s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637999999999999" table:style-name="ce1">
            <text:p>1,3638</text:p>
          </table:table-cell>
          <table:table-cell office:value-type="float" office:value="1.3277000000000001" table:style-name="ce1">
            <text:p>1,3277</text:p>
          </table:table-cell>
          <table:table-cell office:value-type="float" office:value="1.4106000000000001" table:style-name="ce1">
            <text:p>1,4106</text:p>
          </table:table-cell>
          <table:table-cell office:value-type="float" office:value="1.3957999999999999" table:style-name="ce1">
            <text:p>1,3958</text:p>
          </table:table-cell>
          <table:table-cell office:value-type="float" office:value="1.6268" table:style-name="ce1">
            <text:p>1,6268</text:p>
          </table:table-cell>
          <table:table-cell table:number-columns-repeated="16374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1m58.593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2871999999999999" table:style-name="ce1">
            <text:p>2,2872</text:p>
          </table:table-cell>
          <table:table-cell office:value-type="float" office:value="2.4775999999999998" table:style-name="ce1">
            <text:p>2,4776</text:p>
          </table:table-cell>
          <table:table-cell office:value-type="float" office:value="2.6131000000000002" table:style-name="ce1">
            <text:p>2,6131</text:p>
          </table:table-cell>
          <table:table-cell office:value-type="float" office:value="0.95640000000000003" table:style-name="ce1">
            <text:p>0,9564</text:p>
          </table:table-cell>
          <table:table-cell office:value-type="float" office:value="3.0571000000000002" table:style-name="ce1">
            <text:p>3,0571</text:p>
          </table:table-cell>
          <table:table-cell table:number-columns-repeated="16374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m6,075s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3m8.828s</text:p>
          </table:table-cell>
          <table:table-cell table:number-columns-repeated="2" table:style-name="ce1"/>
          <table:table-cell office:value-type="string" table:style-name="ce1">
            <text:p>Utilização 100</text:p>
          </table:table-cell>
          <table:table-cell office:value-type="string" table:style-name="ce1">
            <text:p>Utilização 200</text:p>
          </table:table-cell>
          <table:table-cell office:value-type="string" table:style-name="ce1">
            <text:p>Utilização 300</text:p>
          </table:table-cell>
          <table:table-cell office:value-type="string" table:style-name="ce1">
            <text:p>Utilização 400</text:p>
          </table:table-cell>
          <table:table-cell office:value-type="string" table:style-name="ce1">
            <text:p>Utilização 500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1480000000000002" table:style-name="ce1">
            <text:p>0,3148</text:p>
          </table:table-cell>
          <table:table-cell office:value-type="float" office:value="0.77849999999999997" table:style-name="ce1">
            <text:p>0,7785</text:p>
          </table:table-cell>
          <table:table-cell office:value-type="float" office:value="0.79910000000000003" table:style-name="ce1">
            <text:p>0,7991</text:p>
          </table:table-cell>
          <table:table-cell office:value-type="float" office:value="0.79379999999999995" table:style-name="ce1">
            <text:p>0,7938</text:p>
          </table:table-cell>
          <table:table-cell office:value-type="float" office:value="0.85870000000000002" table:style-name="ce1">
            <text:p>0,8587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77210000000000001" table:style-name="ce1">
            <text:p>0,7721</text:p>
          </table:table-cell>
          <table:table-cell office:value-type="float" office:value="0.76190000000000002" table:style-name="ce1">
            <text:p>0,7619</text:p>
          </table:table-cell>
          <table:table-cell office:value-type="float" office:value="0.78520000000000001" table:style-name="ce1">
            <text:p>0,7852</text:p>
          </table:table-cell>
          <table:table-cell office:value-type="float" office:value="0.78110000000000002" table:style-name="ce1">
            <text:p>0,7811</text:p>
          </table:table-cell>
          <table:table-cell office:value-type="float" office:value="0.84330000000000005" table:style-name="ce1">
            <text:p>0,8433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70699999999999996" table:style-name="ce1">
            <text:p>0,707</text:p>
          </table:table-cell>
          <table:table-cell office:value-type="float" office:value="0.73580000000000001" table:style-name="ce1">
            <text:p>0,7358</text:p>
          </table:table-cell>
          <table:table-cell office:value-type="float" office:value="0.75570000000000004" table:style-name="ce1">
            <text:p>0,7557</text:p>
          </table:table-cell>
          <table:table-cell office:value-type="float" office:value="0.4572" table:style-name="ce1">
            <text:p>0,4572</text:p>
          </table:table-cell>
          <table:table-cell office:value-type="float" office:value="0.81740000000000002" table:style-name="ce1">
            <text:p>0,8174</text:p>
          </table:table-cell>
          <table:table-cell table:number-columns-repeated="16374"/>
        </table:table-row>
        <table:table-row table:number-rows-repeated="1048552" table:style-name="ro2">
          <table:table-cell table:number-columns-repeated="16384"/>
        </table:table-row>
      </table:table>
      <table:table table:name="Planilha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lanilha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Guest </meta:initial-creator>
    <dc:creator>Thiago Bucalon</dc:creator>
    <meta:creation-date>2016-12-20T19:07:27Z</meta:creation-date>
    <dc:date>2016-12-21T11:51:37Z</dc:date>
    <meta:editing-cycles>8</meta:editing-cycles>
    <meta:editing-duration>PT2085S</meta:editing-duration>
  </office:meta>
</office:document-meta>
</file>